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co: HPC</text:p>
      <text:p text:style-name="Standard"/>
      <text:p text:style-name="Standard">Melhorias esperadas: reduzir o tempo de execução de um conjunto de tarefas fortemente dependentes (que se comunicam muito entre si), através da definição de uma hierarquia de memória que beneficie essa comunicação inter-processos.</text:p>
      <text:p text:style-name="Standard"/>
      <text:p text:style-name="Standard">Inovação: será feita uma comparação de seis arquiteturas diferentes, que são as arquiteturas SPARC multi-core (Niagara) e x86 multi-core (Core 2 e Athlon), cada uma com dois tipos de hierarquia de memórias. Embora não se saiba o quanto é nova essa comparação, os resultados poderão ser uma contribuição ao estado da art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Eduardo Bezerra</meta:initial-creator>
    <meta:creation-date>2009-04-13T18:12:21</meta:creation-date>
    <dc:creator>Eduardo Bezerra</dc:creator>
    <dc:date>2009-04-13T18:17:16</dc:date>
    <meta:editing-cycles>1</meta:editing-cycles>
    <meta:editing-duration>PT4M56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1" meta:paragraph-count="3" meta:word-count="90" meta:character-count="560"/>
  </office:meta>
</office:document-meta>
</file>